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3000000986536EE6F6EFBBF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幼圆" svg:font-family="幼圆" style:font-family-generic="system" style:font-pitch="variable"/>
  </office:font-face-decls>
  <office:automatic-styles>
    <style:style style:name="Tabela1" style:family="table" style:master-page-name="Standard">
      <style:table-properties style:width="14.268cm" fo:margin-left="-0.635cm" fo:margin-top="0cm" fo:margin-bottom="0cm" style:page-number="auto" table:align="left" style:writing-mode="lr-tb"/>
    </style:style>
    <style:style style:name="Tabela1.A" style:family="table-column">
      <style:table-column-properties style:column-width="0.446cm"/>
    </style:style>
    <style:style style:name="Tabela1.B" style:family="table-column">
      <style:table-column-properties style:column-width="13.822cm"/>
    </style:style>
    <style:style style:name="Tabela1.1" style:family="table-row">
      <style:table-row-properties style:min-row-height="1.709cm" fo:keep-together="auto"/>
    </style:style>
    <style:style style:name="Tabela1.A1" style:family="table-cell">
      <style:table-cell-properties style:border-line-width-left="0.079cm 0.079cm 0.079cm" fo:padding-left="0.191cm" fo:padding-right="0.191cm" fo:padding-top="0cm" fo:padding-bottom="0cm" fo:border-left="6.75pt double #1f4e79" fo:border-right="none" fo:border-top="none" fo:border-bottom="none"/>
    </style:style>
    <style:style style:name="Tabela1.B1" style:family="table-cell">
      <style:table-cell-properties fo:padding-left="0.191cm" fo:padding-right="0.191cm" fo:padding-top="0cm" fo:padding-bottom="0cm" fo:border="none"/>
    </style:style>
    <style:style style:name="Tabela2" style:family="table">
      <style:table-properties style:width="17.191cm" style:rel-width="100%" fo:margin-left="0cm" fo:margin-top="0cm" fo:margin-bottom="0cm" table:align="left" fo:background-color="#deeaf6" style:writing-mode="lr-tb">
        <style:background-image/>
      </style:table-properties>
    </style:style>
    <style:style style:name="Tabela2.A" style:family="table-column">
      <style:table-column-properties style:column-width="1.057cm" style:rel-column-width="4030*"/>
    </style:style>
    <style:style style:name="Tabela2.B" style:family="table-column">
      <style:table-column-properties style:column-width="16.134cm" style:rel-column-width="61504*"/>
    </style:style>
    <style:style style:name="Tabela2.1" style:family="table-row">
      <style:table-row-properties fo:keep-together="auto"/>
    </style:style>
    <style:style style:name="Tabela2.A1" style:family="table-cell">
      <style:table-cell-properties fo:background-color="#deeaf6" fo:padding-left="0.191cm" fo:padding-right="0.191cm" fo:padding-top="0cm" fo:padding-bottom="0cm" fo:border="none">
        <style:background-image/>
      </style:table-cell-properties>
    </style:style>
    <style:style style:name="Tabela3" style:family="table">
      <style:table-properties style:width="17.191cm" style:rel-width="100%" fo:margin-left="0cm" fo:margin-top="0cm" fo:margin-bottom="0cm" table:align="left" fo:background-color="#deeaf6" style:writing-mode="lr-tb">
        <style:background-image/>
      </style:table-properties>
    </style:style>
    <style:style style:name="Tabela3.A" style:family="table-column">
      <style:table-column-properties style:column-width="1.057cm" style:rel-column-width="4030*"/>
    </style:style>
    <style:style style:name="Tabela3.B" style:family="table-column">
      <style:table-column-properties style:column-width="16.134cm" style:rel-column-width="61504*"/>
    </style:style>
    <style:style style:name="Tabela3.1" style:family="table-row">
      <style:table-row-properties fo:keep-together="auto"/>
    </style:style>
    <style:style style:name="Tabela3.A1" style:family="table-cell">
      <style:table-cell-properties fo:background-color="#deeaf6" fo:padding-left="0.191cm" fo:padding-right="0.191cm" fo:padding-top="0cm" fo:padding-bottom="0cm" fo:border="none">
        <style:background-image/>
      </style:table-cell-properties>
    </style:style>
    <style:style style:name="Tabela4" style:family="table">
      <style:table-properties style:width="17.191cm" style:rel-width="100%" fo:margin-left="0cm" fo:margin-top="0cm" fo:margin-bottom="0cm" table:align="left" fo:background-color="#deeaf6" style:writing-mode="lr-tb">
        <style:background-image/>
      </style:table-properties>
    </style:style>
    <style:style style:name="Tabela4.A" style:family="table-column">
      <style:table-column-properties style:column-width="1.057cm" style:rel-column-width="4030*"/>
    </style:style>
    <style:style style:name="Tabela4.B" style:family="table-column">
      <style:table-column-properties style:column-width="16.134cm" style:rel-column-width="61504*"/>
    </style:style>
    <style:style style:name="Tabela4.1" style:family="table-row">
      <style:table-row-properties fo:keep-together="auto"/>
    </style:style>
    <style:style style:name="Tabela4.A1" style:family="table-cell">
      <style:table-cell-properties fo:background-color="#deeaf6" fo:padding-left="0.191cm" fo:padding-right="0.191cm" fo:padding-top="0cm" fo:padding-bottom="0cm" fo:border="none">
        <style:background-image/>
      </style:table-cell-properties>
    </style:style>
    <style:style style:name="Tabela5" style:family="table">
      <style:table-properties style:width="17.191cm" style:rel-width="100%" fo:margin-left="0cm" fo:margin-top="0cm" fo:margin-bottom="0cm" table:align="left" fo:background-color="#deeaf6" style:writing-mode="lr-tb">
        <style:background-image/>
      </style:table-properties>
    </style:style>
    <style:style style:name="Tabela5.A" style:family="table-column">
      <style:table-column-properties style:column-width="1.057cm" style:rel-column-width="4030*"/>
    </style:style>
    <style:style style:name="Tabela5.B" style:family="table-column">
      <style:table-column-properties style:column-width="16.134cm" style:rel-column-width="61504*"/>
    </style:style>
    <style:style style:name="Tabela5.1" style:family="table-row">
      <style:table-row-properties fo:keep-together="auto"/>
    </style:style>
    <style:style style:name="Tabela5.A1" style:family="table-cell">
      <style:table-cell-properties fo:background-color="#deeaf6" fo:padding-left="0.191cm" fo:padding-right="0.191cm" fo:padding-top="0cm" fo:padding-bottom="0cm" fo:border="none">
        <style:background-image/>
      </style:table-cell-properties>
    </style:style>
    <style:style style:name="Tabela6" style:family="table">
      <style:table-properties style:width="17.191cm" style:rel-width="100%" fo:margin-left="0cm" fo:margin-top="0cm" fo:margin-bottom="0cm" table:align="left" fo:background-color="#deeaf6" style:writing-mode="lr-tb">
        <style:background-image/>
      </style:table-properties>
    </style:style>
    <style:style style:name="Tabela6.A" style:family="table-column">
      <style:table-column-properties style:column-width="1.057cm" style:rel-column-width="4030*"/>
    </style:style>
    <style:style style:name="Tabela6.B" style:family="table-column">
      <style:table-column-properties style:column-width="16.134cm" style:rel-column-width="61504*"/>
    </style:style>
    <style:style style:name="Tabela6.1" style:family="table-row">
      <style:table-row-properties fo:keep-together="auto"/>
    </style:style>
    <style:style style:name="Tabela6.A1" style:family="table-cell">
      <style:table-cell-properties fo:background-color="#deeaf6" fo:padding-left="0.191cm" fo:padding-right="0.191cm" fo:padding-top="0cm" fo:padding-bottom="0cm" fo:border="none">
        <style:background-image/>
      </style:table-cell-properties>
    </style:style>
    <style:style style:name="Tabela7" style:family="table">
      <style:table-properties style:width="17.191cm" style:rel-width="100%" fo:margin-left="0cm" fo:margin-top="0cm" fo:margin-bottom="0cm" table:align="left" fo:background-color="#deeaf6" style:writing-mode="lr-tb">
        <style:background-image/>
      </style:table-properties>
    </style:style>
    <style:style style:name="Tabela7.A" style:family="table-column">
      <style:table-column-properties style:column-width="1.057cm" style:rel-column-width="4030*"/>
    </style:style>
    <style:style style:name="Tabela7.B" style:family="table-column">
      <style:table-column-properties style:column-width="16.134cm" style:rel-column-width="61504*"/>
    </style:style>
    <style:style style:name="Tabela7.1" style:family="table-row">
      <style:table-row-properties fo:keep-together="auto"/>
    </style:style>
    <style:style style:name="Tabela7.A1" style:family="table-cell">
      <style:table-cell-properties fo:background-color="#deeaf6" fo:padding-left="0.191cm" fo:padding-right="0.191cm" fo:padding-top="0cm" fo:padding-bottom="0cm" fo:border="none">
        <style:background-image/>
      </style:table-cell-properties>
    </style:style>
    <style:style style:name="Tabela8" style:family="table">
      <style:table-properties style:width="17.191cm" style:rel-width="100%" fo:margin-left="0cm" fo:margin-top="0cm" fo:margin-bottom="0cm" table:align="left" fo:background-color="#deeaf6" style:writing-mode="lr-tb">
        <style:background-image/>
      </style:table-properties>
    </style:style>
    <style:style style:name="Tabela8.A" style:family="table-column">
      <style:table-column-properties style:column-width="1.057cm" style:rel-column-width="4030*"/>
    </style:style>
    <style:style style:name="Tabela8.B" style:family="table-column">
      <style:table-column-properties style:column-width="16.134cm" style:rel-column-width="61504*"/>
    </style:style>
    <style:style style:name="Tabela8.1" style:family="table-row">
      <style:table-row-properties style:min-row-height="1.201cm" fo:keep-together="auto"/>
    </style:style>
    <style:style style:name="Tabela8.A1" style:family="table-cell">
      <style:table-cell-properties fo:background-color="#deeaf6" fo:padding-left="0.191cm" fo:padding-right="0.191cm" fo:padding-top="0cm" fo:padding-bottom="0cm" fo:border="none">
        <style:background-image/>
      </style:table-cell-properties>
    </style:style>
    <style:style style:name="Tabela9" style:family="table">
      <style:table-properties style:width="17.191cm" style:rel-width="100%" fo:margin-left="0cm" fo:margin-top="0cm" fo:margin-bottom="0cm" table:align="left" style:writing-mode="lr-tb"/>
    </style:style>
    <style:style style:name="Tabela9.A" style:family="table-column">
      <style:table-column-properties style:column-width="9.001cm" style:rel-column-width="34314*"/>
    </style:style>
    <style:style style:name="Tabela9.B" style:family="table-column">
      <style:table-column-properties style:column-width="5.509cm" style:rel-column-width="20997*"/>
    </style:style>
    <style:style style:name="Tabela9.C" style:family="table-column">
      <style:table-column-properties style:column-width="2.681cm" style:rel-column-width="10224*"/>
    </style:style>
    <style:style style:name="Tabela9.1" style:family="table-row">
      <style:table-row-properties fo:keep-together="auto"/>
    </style:style>
    <style:style style:name="Tabela9.A1" style:family="table-cell">
      <style:table-cell-properties style:vertical-align="bottom" fo:background-color="#deeaf6" fo:padding-left="0.191cm" fo:padding-right="0.191cm" fo:padding-top="0cm" fo:padding-bottom="0cm" fo:border="0.5pt solid #5b9bd5">
        <style:background-image/>
      </style:table-cell-properties>
    </style:style>
    <style:style style:name="Tabela9.A2" style:family="table-cell">
      <style:table-cell-properties fo:padding-left="0.191cm" fo:padding-right="0.191cm" fo:padding-top="0cm" fo:padding-bottom="0cm" fo:border="0.5pt solid #5b9bd5"/>
    </style:style>
    <style:style style:name="Tabela9.B2" style:family="table-cell">
      <style:table-cell-properties fo:padding-left="0.191cm" fo:padding-right="0.191cm" fo:padding-top="0cm" fo:padding-bottom="0cm" fo:border="0.5pt solid #5b9bd5"/>
    </style:style>
    <style:style style:name="Tabela9.C2" style:family="table-cell">
      <style:table-cell-properties fo:padding-left="0.191cm" fo:padding-right="0.191cm" fo:padding-top="0cm" fo:padding-bottom="0cm" fo:border="0.5pt solid #5b9bd5"/>
    </style:style>
    <style:style style:name="Tabela9.A3" style:family="table-cell">
      <style:table-cell-properties fo:padding-left="0.191cm" fo:padding-right="0.191cm" fo:padding-top="0cm" fo:padding-bottom="0cm" fo:border="0.5pt solid #5b9bd5"/>
    </style:style>
    <style:style style:name="Tabela9.B3" style:family="table-cell">
      <style:table-cell-properties fo:padding-left="0.191cm" fo:padding-right="0.191cm" fo:padding-top="0cm" fo:padding-bottom="0cm" fo:border="0.5pt solid #5b9bd5"/>
    </style:style>
    <style:style style:name="Tabela9.C3" style:family="table-cell">
      <style:table-cell-properties fo:padding-left="0.191cm" fo:padding-right="0.191cm" fo:padding-top="0cm" fo:padding-bottom="0cm" fo:border="0.5pt solid #5b9bd5"/>
    </style:style>
    <style:style style:name="Tabela9.A4" style:family="table-cell">
      <style:table-cell-properties fo:padding-left="0.191cm" fo:padding-right="0.191cm" fo:padding-top="0cm" fo:padding-bottom="0cm" fo:border="0.5pt solid #5b9bd5"/>
    </style:style>
    <style:style style:name="Tabela9.B4" style:family="table-cell">
      <style:table-cell-properties fo:padding-left="0.191cm" fo:padding-right="0.191cm" fo:padding-top="0cm" fo:padding-bottom="0cm" fo:border="0.5pt solid #5b9bd5"/>
    </style:style>
    <style:style style:name="Tabela9.C4" style:family="table-cell">
      <style:table-cell-properties fo:padding-left="0.191cm" fo:padding-right="0.191cm" fo:padding-top="0cm" fo:padding-bottom="0cm" fo:border="0.5pt solid #5b9bd5"/>
    </style:style>
    <style:style style:name="Tabela9.A5" style:family="table-cell">
      <style:table-cell-properties fo:padding-left="0.191cm" fo:padding-right="0.191cm" fo:padding-top="0cm" fo:padding-bottom="0cm" fo:border-left="0.5pt solid #5b9bd5" fo:border-right="0.5pt solid #5b9bd5" fo:border-top="none" fo:border-bottom="0.5pt solid #5b9bd5"/>
    </style:style>
    <style:style style:name="Tabela9.B5" style:family="table-cell">
      <style:table-cell-properties fo:padding-left="0.191cm" fo:padding-right="0.191cm" fo:padding-top="0cm" fo:padding-bottom="0cm" fo:border-left="0.5pt solid #5b9bd5" fo:border-right="0.5pt solid #5b9bd5" fo:border-top="none" fo:border-bottom="0.5pt solid #5b9bd5"/>
    </style:style>
    <style:style style:name="Tabela9.C5" style:family="table-cell">
      <style:table-cell-properties fo:padding-left="0.191cm" fo:padding-right="0.191cm" fo:padding-top="0cm" fo:padding-bottom="0cm" fo:border-left="0.5pt solid #5b9bd5" fo:border-right="0.5pt solid #5b9bd5" fo:border-top="none" fo:border-bottom="0.5pt solid #5b9bd5"/>
    </style:style>
    <style:style style:name="Tabela9.A6" style:family="table-cell">
      <style:table-cell-properties fo:padding-left="0.191cm" fo:padding-right="0.191cm" fo:padding-top="0cm" fo:padding-bottom="0cm" fo:border-left="0.5pt solid #5b9bd5" fo:border-right="0.5pt solid #5b9bd5" fo:border-top="none" fo:border-bottom="0.5pt solid #5b9bd5"/>
    </style:style>
    <style:style style:name="Tabela9.B6" style:family="table-cell">
      <style:table-cell-properties fo:padding-left="0.191cm" fo:padding-right="0.191cm" fo:padding-top="0cm" fo:padding-bottom="0cm" fo:border-left="0.5pt solid #5b9bd5" fo:border-right="0.5pt solid #5b9bd5" fo:border-top="none" fo:border-bottom="0.5pt solid #5b9bd5"/>
    </style:style>
    <style:style style:name="Tabela9.C6" style:family="table-cell">
      <style:table-cell-properties fo:padding-left="0.191cm" fo:padding-right="0.191cm" fo:padding-top="0cm" fo:padding-bottom="0cm" fo:border-left="0.5pt solid #5b9bd5" fo:border-right="0.5pt solid #5b9bd5" fo:border-top="none" fo:border-bottom="0.5pt solid #5b9bd5"/>
    </style:style>
    <style:style style:name="Tabela9.A7" style:family="table-cell">
      <style:table-cell-properties fo:padding-left="0.191cm" fo:padding-right="0.191cm" fo:padding-top="0cm" fo:padding-bottom="0cm" fo:border-left="0.5pt solid #5b9bd5" fo:border-right="0.5pt solid #5b9bd5" fo:border-top="none" fo:border-bottom="0.5pt solid #5b9bd5"/>
    </style:style>
    <style:style style:name="Tabela9.B7" style:family="table-cell">
      <style:table-cell-properties fo:padding-left="0.191cm" fo:padding-right="0.191cm" fo:padding-top="0cm" fo:padding-bottom="0cm" fo:border-left="0.5pt solid #5b9bd5" fo:border-right="0.5pt solid #5b9bd5" fo:border-top="none" fo:border-bottom="0.5pt solid #5b9bd5"/>
    </style:style>
    <style:style style:name="Tabela9.C7" style:family="table-cell">
      <style:table-cell-properties fo:padding-left="0.191cm" fo:padding-right="0.191cm" fo:padding-top="0cm" fo:padding-bottom="0cm" fo:border-left="0.5pt solid #5b9bd5" fo:border-right="0.5pt solid #5b9bd5" fo:border-top="none" fo:border-bottom="0.5pt solid #5b9bd5"/>
    </style:style>
    <style:style style:name="Tabela9.A8" style:family="table-cell">
      <style:table-cell-properties fo:padding-left="0.191cm" fo:padding-right="0.191cm" fo:padding-top="0cm" fo:padding-bottom="0cm" fo:border-left="0.5pt solid #5b9bd5" fo:border-right="0.5pt solid #5b9bd5" fo:border-top="none" fo:border-bottom="0.5pt solid #5b9bd5"/>
    </style:style>
    <style:style style:name="Tabela9.B8" style:family="table-cell">
      <style:table-cell-properties fo:padding-left="0.191cm" fo:padding-right="0.191cm" fo:padding-top="0cm" fo:padding-bottom="0cm" fo:border-left="0.5pt solid #5b9bd5" fo:border-right="0.5pt solid #5b9bd5" fo:border-top="none" fo:border-bottom="0.5pt solid #5b9bd5"/>
    </style:style>
    <style:style style:name="Tabela9.C8" style:family="table-cell">
      <style:table-cell-properties fo:padding-left="0.191cm" fo:padding-right="0.191cm" fo:padding-top="0cm" fo:padding-bottom="0cm" fo:border-left="0.5pt solid #5b9bd5" fo:border-right="0.5pt solid #5b9bd5" fo:border-top="none" fo:border-bottom="0.5pt solid #5b9bd5"/>
    </style:style>
    <style:style style:name="Tabela9.A9" style:family="table-cell">
      <style:table-cell-properties fo:padding-left="0.191cm" fo:padding-right="0.191cm" fo:padding-top="0cm" fo:padding-bottom="0cm" fo:border-left="0.5pt solid #5b9bd5" fo:border-right="0.5pt solid #5b9bd5" fo:border-top="none" fo:border-bottom="0.5pt solid #5b9bd5"/>
    </style:style>
    <style:style style:name="Tabela9.B9" style:family="table-cell">
      <style:table-cell-properties fo:padding-left="0.191cm" fo:padding-right="0.191cm" fo:padding-top="0cm" fo:padding-bottom="0cm" fo:border-left="0.5pt solid #5b9bd5" fo:border-right="0.5pt solid #5b9bd5" fo:border-top="none" fo:border-bottom="0.5pt solid #5b9bd5"/>
    </style:style>
    <style:style style:name="Tabela9.C9" style:family="table-cell">
      <style:table-cell-properties fo:padding-left="0.191cm" fo:padding-right="0.191cm" fo:padding-top="0cm" fo:padding-bottom="0cm" fo:border-left="0.5pt solid #5b9bd5" fo:border-right="0.5pt solid #5b9bd5" fo:border-top="none" fo:border-bottom="0.5pt solid #5b9bd5"/>
    </style:style>
    <style:style style:name="Tabela9.A10" style:family="table-cell">
      <style:table-cell-properties fo:padding-left="0.191cm" fo:padding-right="0.191cm" fo:padding-top="0cm" fo:padding-bottom="0cm" fo:border-left="0.5pt solid #5b9bd5" fo:border-right="0.5pt solid #5b9bd5" fo:border-top="none" fo:border-bottom="0.5pt solid #5b9bd5"/>
    </style:style>
    <style:style style:name="Tabela9.B10" style:family="table-cell">
      <style:table-cell-properties fo:padding-left="0.191cm" fo:padding-right="0.191cm" fo:padding-top="0cm" fo:padding-bottom="0cm" fo:border-left="0.5pt solid #5b9bd5" fo:border-right="0.5pt solid #5b9bd5" fo:border-top="none" fo:border-bottom="0.5pt solid #5b9bd5"/>
    </style:style>
    <style:style style:name="Tabela9.C10" style:family="table-cell">
      <style:table-cell-properties fo:padding-left="0.191cm" fo:padding-right="0.191cm" fo:padding-top="0cm" fo:padding-bottom="0cm" fo:border-left="0.5pt solid #5b9bd5" fo:border-right="0.5pt solid #5b9bd5" fo:border-top="none" fo:border-bottom="0.5pt solid #5b9bd5"/>
    </style:style>
    <style:style style:name="Tabela9.A11" style:family="table-cell">
      <style:table-cell-properties fo:padding-left="0.191cm" fo:padding-right="0.191cm" fo:padding-top="0cm" fo:padding-bottom="0cm" fo:border-left="0.5pt solid #5b9bd5" fo:border-right="0.5pt solid #5b9bd5" fo:border-top="none" fo:border-bottom="0.5pt solid #5b9bd5"/>
    </style:style>
    <style:style style:name="Tabela9.B11" style:family="table-cell">
      <style:table-cell-properties fo:padding-left="0.191cm" fo:padding-right="0.191cm" fo:padding-top="0cm" fo:padding-bottom="0cm" fo:border-left="0.5pt solid #5b9bd5" fo:border-right="0.5pt solid #5b9bd5" fo:border-top="none" fo:border-bottom="0.5pt solid #5b9bd5"/>
    </style:style>
    <style:style style:name="Tabela9.C11" style:family="table-cell">
      <style:table-cell-properties fo:padding-left="0.191cm" fo:padding-right="0.191cm" fo:padding-top="0cm" fo:padding-bottom="0cm" fo:border-left="0.5pt solid #5b9bd5" fo:border-right="0.5pt solid #5b9bd5" fo:border-top="none" fo:border-bottom="0.5pt solid #5b9bd5"/>
    </style:style>
    <style:style style:name="Tabela9.A12" style:family="table-cell">
      <style:table-cell-properties fo:padding-left="0.191cm" fo:padding-right="0.191cm" fo:padding-top="0cm" fo:padding-bottom="0cm" fo:border-left="0.5pt solid #5b9bd5" fo:border-right="0.5pt solid #5b9bd5" fo:border-top="none" fo:border-bottom="0.5pt solid #5b9bd5"/>
    </style:style>
    <style:style style:name="Tabela9.B12" style:family="table-cell">
      <style:table-cell-properties fo:padding-left="0.191cm" fo:padding-right="0.191cm" fo:padding-top="0cm" fo:padding-bottom="0cm" fo:border-left="0.5pt solid #5b9bd5" fo:border-right="0.5pt solid #5b9bd5" fo:border-top="none" fo:border-bottom="0.5pt solid #5b9bd5"/>
    </style:style>
    <style:style style:name="Tabela9.C12" style:family="table-cell">
      <style:table-cell-properties fo:padding-left="0.191cm" fo:padding-right="0.191cm" fo:padding-top="0cm" fo:padding-bottom="0cm" fo:border-left="0.5pt solid #5b9bd5" fo:border-right="0.5pt solid #5b9bd5" fo:border-top="none" fo:border-bottom="0.5pt solid #5b9bd5"/>
    </style:style>
    <style:style style:name="Tabela9.A13" style:family="table-cell">
      <style:table-cell-properties fo:padding-left="0.191cm" fo:padding-right="0.191cm" fo:padding-top="0cm" fo:padding-bottom="0cm" fo:border-left="0.5pt solid #5b9bd5" fo:border-right="0.5pt solid #5b9bd5" fo:border-top="none" fo:border-bottom="0.5pt solid #5b9bd5"/>
    </style:style>
    <style:style style:name="Tabela9.B13" style:family="table-cell">
      <style:table-cell-properties fo:padding-left="0.191cm" fo:padding-right="0.191cm" fo:padding-top="0cm" fo:padding-bottom="0cm" fo:border-left="0.5pt solid #5b9bd5" fo:border-right="0.5pt solid #5b9bd5" fo:border-top="none" fo:border-bottom="0.5pt solid #5b9bd5"/>
    </style:style>
    <style:style style:name="Tabela9.C13" style:family="table-cell">
      <style:table-cell-properties fo:padding-left="0.191cm" fo:padding-right="0.191cm" fo:padding-top="0cm" fo:padding-bottom="0cm" fo:border-left="0.5pt solid #5b9bd5" fo:border-right="0.5pt solid #5b9bd5" fo:border-top="none" fo:border-bottom="0.5pt solid #5b9bd5"/>
    </style:style>
    <style:style style:name="Tabela9.A14" style:family="table-cell">
      <style:table-cell-properties fo:padding-left="0.191cm" fo:padding-right="0.191cm" fo:padding-top="0cm" fo:padding-bottom="0cm" fo:border-left="0.5pt solid #5b9bd5" fo:border-right="0.5pt solid #5b9bd5" fo:border-top="none" fo:border-bottom="0.5pt solid #5b9bd5"/>
    </style:style>
    <style:style style:name="Tabela9.B14" style:family="table-cell">
      <style:table-cell-properties fo:padding-left="0.191cm" fo:padding-right="0.191cm" fo:padding-top="0cm" fo:padding-bottom="0cm" fo:border-left="0.5pt solid #5b9bd5" fo:border-right="0.5pt solid #5b9bd5" fo:border-top="none" fo:border-bottom="0.5pt solid #5b9bd5"/>
    </style:style>
    <style:style style:name="Tabela9.C14" style:family="table-cell">
      <style:table-cell-properties fo:padding-left="0.191cm" fo:padding-right="0.191cm" fo:padding-top="0cm" fo:padding-bottom="0cm" fo:border-left="0.5pt solid #5b9bd5" fo:border-right="0.5pt solid #5b9bd5" fo:border-top="none" fo:border-bottom="0.5pt solid #5b9bd5"/>
    </style:style>
    <style:style style:name="P1" style:family="paragraph" style:parent-style-name="Footer">
      <style:text-properties fo:language="pt" fo:country="BR" style:language-complex="pt" style:country-complex="BR"/>
    </style:style>
    <style:style style:name="P2" style:family="paragraph" style:parent-style-name="Standard">
      <style:text-properties fo:language="pt" fo:country="BR"/>
    </style:style>
    <style:style style:name="P3" style:family="paragraph" style:parent-style-name="Standard">
      <style:text-properties fo:language="pt" fo:country="BR" style:language-complex="pt" style:country-complex="BR"/>
    </style:style>
    <style:style style:name="P4" style:family="paragraph" style:parent-style-name="Standard">
      <style:text-properties fo:text-transform="uppercase" fo:color="#f09f32" style:font-name="Arial Black" fo:font-size="19pt" fo:language="pt" fo:country="BR" officeooo:rsid="000826a0" officeooo:paragraph-rsid="000826a0" style:letter-kerning="true" style:font-name-asian="幼圆" style:font-size-asian="19pt" style:language-complex="pt" style:country-complex="BR"/>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style>
    <style:style style:name="P7"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language-complex="pt" style:country-complex="BR"/>
    </style:style>
    <style:style style:name="P8" style:family="paragraph" style:parent-style-name="Standard">
      <style:paragraph-properties fo:margin-top="0.212cm" fo:margin-bottom="0.212cm" loext:contextual-spacing="false" fo:line-height="100%"/>
      <style:text-properties fo:language="pt" fo:country="BR" officeooo:rsid="001232c2" officeooo:paragraph-rsid="001232c2"/>
    </style:style>
    <style:style style:name="P9" style:family="paragraph" style:parent-style-name="Standard">
      <style:paragraph-properties fo:margin-top="0.212cm" fo:margin-bottom="0.212cm" loext:contextual-spacing="false" fo:line-height="100%"/>
    </style:style>
    <style:style style:name="P10" style:family="paragraph" style:parent-style-name="Standard">
      <style:paragraph-properties fo:margin-top="0.212cm" fo:margin-bottom="0.212cm" loext:contextual-spacing="false" fo:line-height="100%"/>
      <style:text-properties officeooo:paragraph-rsid="00123785"/>
    </style:style>
    <style:style style:name="P11" style:family="paragraph" style:parent-style-name="Standard">
      <style:paragraph-properties fo:margin-top="0.212cm" fo:margin-bottom="0.212cm" loext:contextual-spacing="false" fo:line-height="100%"/>
      <style:text-properties fo:color="#000000" fo:language="pt" fo:country="BR"/>
    </style:style>
    <style:style style:name="P12" style:family="paragraph" style:parent-style-name="Standard">
      <style:paragraph-properties fo:margin-top="0.212cm" fo:margin-bottom="0.212cm" loext:contextual-spacing="false" fo:line-height="100%"/>
      <style:text-properties fo:color="#000000" fo:language="pt" fo:country="BR" officeooo:paragraph-rsid="001232c2"/>
    </style:style>
    <style:style style:name="P13" style:family="paragraph" style:parent-style-name="Standard">
      <style:paragraph-properties fo:margin-top="0.212cm" fo:margin-bottom="0.212cm" loext:contextual-spacing="false" fo:line-height="100%"/>
      <style:text-properties fo:color="#000000" fo:language="pt" fo:country="BR" officeooo:paragraph-rsid="00123785"/>
    </style:style>
    <style:style style:name="P14" style:family="paragraph" style:parent-style-name="Standard">
      <style:paragraph-properties fo:margin-top="0.212cm" fo:margin-bottom="0.212cm" loext:contextual-spacing="false" fo:line-height="100%"/>
      <style:text-properties fo:color="#000000" fo:language="pt" fo:country="BR" officeooo:paragraph-rsid="00125609"/>
    </style:style>
    <style:style style:name="P15" style:family="paragraph" style:parent-style-name="Standard">
      <style:paragraph-properties fo:margin-top="0.212cm" fo:margin-bottom="0.212cm" loext:contextual-spacing="false" fo:line-height="100%"/>
      <style:text-properties fo:color="#000000" fo:language="pt" fo:country="BR" officeooo:rsid="001058c9" officeooo:paragraph-rsid="001058c9"/>
    </style:style>
    <style:style style:name="P16" style:family="paragraph" style:parent-style-name="Standard">
      <style:paragraph-properties fo:margin-top="0.212cm" fo:margin-bottom="0.212cm" loext:contextual-spacing="false" fo:line-height="100%"/>
      <style:text-properties fo:color="#000000" fo:language="pt" fo:country="BR" officeooo:rsid="001058c9" officeooo:paragraph-rsid="00123785"/>
    </style:style>
    <style:style style:name="P17" style:family="paragraph" style:parent-style-name="Standard">
      <style:paragraph-properties fo:margin-top="0.212cm" fo:margin-bottom="0.212cm" loext:contextual-spacing="false" fo:line-height="100%"/>
      <style:text-properties fo:color="#000000" fo:language="pt" fo:country="BR" officeooo:rsid="001058c9" officeooo:paragraph-rsid="00125609"/>
    </style:style>
    <style:style style:name="P18" style:family="paragraph" style:parent-style-name="Standard">
      <style:paragraph-properties fo:margin-top="0.212cm" fo:margin-bottom="0.212cm" loext:contextual-spacing="false" fo:line-height="100%"/>
      <style:text-properties officeooo:rsid="00125609" officeooo:paragraph-rsid="00125609"/>
    </style:style>
    <style:style style:name="P19" style:family="paragraph" style:parent-style-name="Title">
      <style:text-properties fo:language="pt" fo:country="BR"/>
    </style:style>
    <style:style style:name="P20" style:family="paragraph" style:parent-style-name="Title">
      <style:text-properties fo:text-transform="uppercase" fo:color="#f09f32" style:font-name="Arial Black" fo:font-size="19pt" fo:language="pt" fo:country="BR" officeooo:rsid="000826a0" officeooo:paragraph-rsid="000826a0" style:letter-kerning="true" style:font-name-asian="幼圆" style:font-size-asian="19pt" style:language-complex="pt" style:country-complex="BR"/>
    </style:style>
    <style:style style:name="P21" style:family="paragraph" style:parent-style-name="Heading_20_1">
      <style:text-properties fo:color="#f09f32" fo:language="pt" fo:country="BR" style:language-complex="pt" style:country-complex="BR"/>
    </style:style>
    <style:style style:name="P22" style:family="paragraph" style:parent-style-name="Heading_20_1">
      <style:text-properties fo:language="pt" fo:country="BR"/>
    </style:style>
    <style:style style:name="P23" style:family="paragraph" style:parent-style-name="Texto_20_de_20_dica">
      <style:text-properties fo:language="pt" fo:country="BR" style:language-complex="pt" style:country-complex="BR"/>
    </style:style>
    <style:style style:name="P24" style:family="paragraph" style:parent-style-name="Texto_20_de_20_dica">
      <style:text-properties fo:language="pt" fo:country="BR" officeooo:rsid="000826a0" officeooo:paragraph-rsid="000826a0" style:language-complex="pt" style:country-complex="BR"/>
    </style:style>
    <style:style style:name="P25" style:family="paragraph" style:parent-style-name="Heading_20_2" style:list-style-name="WWNum4">
      <style:text-properties fo:language="pt" fo:country="BR"/>
    </style:style>
    <style:style style:name="P26" style:family="paragraph" style:parent-style-name="Heading_20_2" style:list-style-name="WWNum4">
      <style:text-properties fo:language="pt" fo:country="BR" style:language-complex="pt" style:country-complex="BR"/>
    </style:style>
    <style:style style:name="P27" style:family="paragraph" style:parent-style-name="Standard">
      <style:paragraph-properties fo:margin-top="0.212cm" fo:margin-bottom="0.212cm" loext:contextual-spacing="false" fo:line-height="100%"/>
      <style:text-properties fo:color="#000000" fo:language="pt" fo:country="BR" officeooo:rsid="001d2b5c" officeooo:paragraph-rsid="001d2b5c"/>
    </style:style>
    <style:style style:name="P28" style:family="paragraph" style:parent-style-name="Standard">
      <style:paragraph-properties fo:margin-top="0.212cm" fo:margin-bottom="0.212cm" loext:contextual-spacing="false" fo:line-height="100%"/>
      <style:text-properties officeooo:rsid="001d2b5c" officeooo:paragraph-rsid="001d2b5c"/>
    </style:style>
    <style:style style:name="P29" style:family="paragraph" style:parent-style-name="Texto_20_de_20_dica">
      <style:text-properties fo:language="pt" fo:country="BR" style:language-complex="pt" style:country-complex="BR"/>
    </style:style>
    <style:style style:name="P30" style:family="paragraph" style:parent-style-name="Texto_20_de_20_dica">
      <style:text-properties fo:language="pt" fo:country="BR" officeooo:rsid="000b2ff5" officeooo:paragraph-rsid="000b2ff5" style:language-complex="pt" style:country-complex="BR"/>
    </style:style>
    <style:style style:name="P31" style:family="paragraph" style:parent-style-name="Texto_20_de_20_dica">
      <style:text-properties fo:language="pt" fo:country="BR" officeooo:rsid="000b2ff5" officeooo:paragraph-rsid="00165932" style:language-complex="pt" style:country-complex="BR"/>
    </style:style>
    <style:style style:name="P32" style:family="paragraph" style:parent-style-name="Texto_20_de_20_dica">
      <style:text-properties fo:language="pt" fo:country="BR" officeooo:rsid="00165932" officeooo:paragraph-rsid="00165932" style:language-complex="pt" style:country-complex="BR"/>
    </style:style>
    <style:style style:name="P33" style:family="paragraph" style:parent-style-name="Texto_20_de_20_dica">
      <style:text-properties fo:language="pt" fo:country="BR" officeooo:rsid="001b4198" officeooo:paragraph-rsid="001b4198" style:language-complex="pt" style:country-complex="BR"/>
    </style:style>
    <style:style style:name="P34" style:family="paragraph" style:parent-style-name="Texto_20_de_20_dica">
      <style:text-properties fo:language="pt" fo:country="BR" officeooo:rsid="001d2b5c" officeooo:paragraph-rsid="001d2b5c" style:language-complex="pt" style:country-complex="BR"/>
    </style:style>
    <style:style style:name="P35" style:family="paragraph" style:parent-style-name="Texto_20_de_20_dica">
      <style:text-properties officeooo:paragraph-rsid="000b2ff5"/>
    </style:style>
    <style:style style:name="P36" style:family="paragraph" style:parent-style-name="Texto_20_de_20_dica">
      <style:text-properties officeooo:rsid="000d8812" officeooo:paragraph-rsid="00172430"/>
    </style:style>
    <style:style style:name="P37" style:family="paragraph" style:parent-style-name="Texto_20_de_20_dica">
      <style:text-properties officeooo:rsid="000d8812" officeooo:paragraph-rsid="000d8812"/>
    </style:style>
    <style:style style:name="P38" style:family="paragraph" style:parent-style-name="Texto_20_de_20_dica">
      <style:text-properties officeooo:paragraph-rsid="00172430"/>
    </style:style>
    <style:style style:name="P39" style:family="paragraph" style:parent-style-name="Texto_20_de_20_dica">
      <style:text-properties officeooo:rsid="0017d575" officeooo:paragraph-rsid="0017d575"/>
    </style:style>
    <style:style style:name="P40" style:family="paragraph" style:parent-style-name="Texto_20_de_20_dica">
      <style:text-properties officeooo:rsid="0019dea1" officeooo:paragraph-rsid="0019dea1"/>
    </style:style>
    <style:style style:name="P41" style:family="paragraph" style:parent-style-name="Texto_20_de_20_dica">
      <style:text-properties officeooo:paragraph-rsid="0019dea1"/>
    </style:style>
    <style:style style:name="P42" style:family="paragraph" style:parent-style-name="Texto_20_de_20_dica">
      <style:text-properties officeooo:rsid="001b4198" officeooo:paragraph-rsid="001b4198"/>
    </style:style>
    <style:style style:name="P43" style:family="paragraph">
      <loext:graphic-properties draw:fill="solid" draw:fill-color="#2e75b6"/>
      <style:paragraph-properties fo:text-align="start" style:writing-mode="lr-tb"/>
    </style:style>
    <style:style style:name="P44" style:family="paragraph">
      <loext:graphic-properties draw:fill="solid" draw:fill-color="#ffffff"/>
      <style:paragraph-properties fo:text-align="start" style:writing-mode="lr-tb"/>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officeooo:rsid="000b2ff5" style:language-complex="pt" style:country-complex="BR"/>
    </style:style>
    <style:style style:name="T4" style:family="text">
      <style:text-properties fo:language="pt" fo:country="BR" officeooo:rsid="000e8469" style:language-complex="pt" style:country-complex="BR"/>
    </style:style>
    <style:style style:name="T5" style:family="text">
      <style:text-properties fo:language="pt" fo:country="BR" officeooo:rsid="00172430" style:language-complex="pt" style:country-complex="BR"/>
    </style:style>
    <style:style style:name="T6" style:family="text">
      <style:text-properties fo:language="pt" fo:country="BR" officeooo:rsid="001890f6" style:language-complex="pt" style:country-complex="BR"/>
    </style:style>
    <style:style style:name="T7" style:family="text">
      <style:text-properties fo:language="pt" fo:country="BR" officeooo:rsid="0019dea1" style:language-complex="pt" style:country-complex="BR"/>
    </style:style>
    <style:style style:name="T8" style:family="text">
      <style:text-properties fo:language="pt" fo:country="BR" officeooo:rsid="001b4198" style:language-complex="pt" style:country-complex="BR"/>
    </style:style>
    <style:style style:name="T9" style:family="text">
      <style:text-properties fo:color="#2e74b5" fo:font-size="12pt" fo:language="pt" fo:country="BR" fo:font-weight="bold" officeooo:rsid="000826a0" style:font-size-asian="12pt" style:font-weight-asian="bold" style:font-weight-complex="bold"/>
    </style:style>
    <style:style style:name="T10" style:family="text">
      <style:text-properties fo:color="#595959" fo:font-size="8pt" fo:language="pt" fo:country="BR" fo:font-style="italic" style:font-size-asian="8pt" style:font-style-asian="italic" style:language-complex="pt" style:country-complex="BR" style:font-style-complex="italic"/>
    </style:style>
    <style:style style:name="T11" style:family="text">
      <style:text-properties fo:color="#595959" fo:font-size="8pt" fo:language="pt" fo:country="BR" fo:font-style="italic" officeooo:rsid="00172430" style:font-size-asian="8pt" style:font-style-asian="italic" style:language-complex="pt" style:country-complex="BR" style:font-style-complex="italic"/>
    </style:style>
    <style:style style:name="T12" style:family="text">
      <style:text-properties fo:color="#595959" fo:font-size="8pt" fo:language="pt" fo:country="BR" fo:font-style="italic" officeooo:rsid="000e8469" style:font-size-asian="8pt" style:font-style-asian="italic" style:language-complex="pt" style:country-complex="BR" style:font-style-complex="italic"/>
    </style:style>
    <style:style style:name="T13" style:family="text">
      <style:text-properties fo:color="#595959" fo:font-size="8pt" fo:language="pt" fo:country="BR" fo:font-style="italic" officeooo:rsid="0019dea1" style:font-size-asian="8pt" style:font-style-asian="italic" style:language-complex="pt" style:country-complex="BR" style:font-style-complex="italic"/>
    </style:style>
    <style:style style:name="T14" style:family="text">
      <style:text-properties fo:color="#595959" fo:font-size="8pt" fo:language="pt" fo:country="BR" fo:font-style="italic" officeooo:rsid="001b4198" style:font-size-asian="8pt" style:font-style-asian="italic" style:language-complex="pt" style:country-complex="BR" style:font-style-complex="italic"/>
    </style:style>
    <style:style style:name="T15" style:family="text">
      <style:text-properties officeooo:rsid="001058c9"/>
    </style:style>
    <style:style style:name="T16" style:family="text">
      <style:text-properties fo:color="#000000" fo:language="pt" fo:country="BR"/>
    </style:style>
    <style:style style:name="T17" style:family="text">
      <style:text-properties fo:color="#000000" fo:language="pt" fo:country="BR" officeooo:rsid="00123785"/>
    </style:style>
    <style:style style:name="T18" style:family="text">
      <style:text-properties fo:color="#000000" fo:language="pt" fo:country="BR" officeooo:rsid="001058c9"/>
    </style:style>
    <style:style style:name="T19" style:family="text">
      <style:text-properties fo:color="#000000" fo:language="pt" fo:country="BR" officeooo:rsid="00136b6e"/>
    </style:style>
    <style:style style:name="T20" style:family="text">
      <style:text-properties officeooo:rsid="0016431b"/>
    </style:style>
    <style:style style:name="T21" style:family="text">
      <style:text-properties officeooo:rsid="00165932"/>
    </style:style>
    <style:style style:name="T22" style:family="text">
      <style:text-properties officeooo:rsid="000ce1d8"/>
    </style:style>
    <style:style style:name="T23" style:family="text">
      <style:text-properties officeooo:rsid="001cbf07"/>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stroke-linejoin="miter" draw:fill="solid" draw:fill-color="#2e75b6" draw:textarea-vertical-align="top" draw:auto-grow-height="false" draw:fit-to-size="false" style:shrink-to-fit="false" fo:min-height="0.141cm" fo:min-width="0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cm" draw:stroke-linejoin="round" draw:fill="solid" draw:fill-color="#ffffff" draw:textarea-vertical-align="top" draw:auto-grow-height="false" draw:fit-to-size="false" style:shrink-to-fit="false" fo:min-height="0.018cm" fo:min-width="0cm" fo:padding-top="0.127cm" fo:padding-bottom="0.127cm" fo:padding-left="0.254cm" fo:padding-right="0.254c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19"/>
          </table:table-cell>
          <table:table-cell table:style-name="Tabela1.B1" office:value-type="string">
            <text:p text:style-name="P20">JOÃO VITOR WOLFART E EDUARDA VITÓRIA BITTENCOURT DA ROSA</text:p>
            <text:p text:style-name="P4">sistema de controle de salão de beleza</text:p>
            <text:p text:style-name="Subtitle"><text:span text:style-name="T2">Data</text:span><text:span text:style-name="T1">: </text:span><text:span text:style-name="T9">13</text:span><text:span text:style-name="T1">/</text:span><text:span text:style-name="T9">10</text:span><text:span text:style-name="T1">/</text:span><text:span text:style-name="T9">2021</text:span></text:p>
          </table:table-cell>
        </table:table-row>
      </table:table>
      <text:h text:style-name="P21" text:outline-level="1">Visão geral</text:h>
      <text:list xml:id="list1808410328" text:style-name="WWNum4">
        <text:list-item>
          <text:h text:style-name="P25" text:outline-level="1">Descrição do Projeto</text:h>
        </text:list-item>
      </text:list>
      <table:table table:name="Tabela2" table:style-name="Tabela2">
        <table:table-column table:style-name="Tabela2.A"/>
        <table:table-column table:style-name="Tabela2.B"/>
        <table:table-row table:style-name="Tabela2.1">
          <table:table-cell table:style-name="Tabela2.A1" office:value-type="string">
            <text:p text:style-name="P5"><draw:g text:anchor-type="as-char" draw:z-index="4" draw:name="Forma1" draw:style-name="gr1"><draw:custom-shape draw:name="Retângulo 20" draw:style-name="gr2" draw:text-style-name="P43"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21" draw:style-name="gr3" draw:text-style-name="P44"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2.A1" office:value-type="string">
            <text:p text:style-name="P23">Descreva como esse projeto surgiu, quem está envolvido e o objetivo.</text:p>
            <text:p text:style-name="P23">Observação: Para excluir qualquer dica (como esta), selecione-a e comece a digitar. Se você ainda não estiver pronto para adicionar seu próprio texto, selecione uma dica e pressione a barra de espaços para removê-la.</text:p>
            <text:p text:style-name="P23"/>
            <text:p text:style-name="P23"/>
            <text:p text:style-name="P24">Projeto desafio do programa Jovem Programador</text:p>
            <text:p text:style-name="P24">Envolvidos: João Vitor Wolfart e Eduarda Vitoria Bittencourt da Rosa</text:p>
          </table:table-cell>
        </table:table-row>
      </table:table>
      <text:p text:style-name="P2"/>
      <text:list xml:id="list160960343591275" text:continue-numbering="true" text:style-name="WWNum4">
        <text:list-item>
          <text:h text:style-name="P26" text:outline-level="1">Escopo do projeto</text:h>
        </text:list-item>
      </text:list>
      <table:table table:name="Tabela3" table:style-name="Tabela3">
        <table:table-column table:style-name="Tabela3.A"/>
        <table:table-column table:style-name="Tabela3.B"/>
        <table:table-row table:style-name="Tabela3.1">
          <table:table-cell table:style-name="Tabela3.A1" office:value-type="string">
            <text:p text:style-name="P5"><draw:g text:anchor-type="as-char" draw:z-index="5" draw:name="Forma2" draw:style-name="gr1"><draw:custom-shape draw:name="Retângulo 36" draw:style-name="gr2" draw:text-style-name="P43"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37" draw:style-name="gr3" draw:text-style-name="P44"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3.A1" office:value-type="string">
            <text:p text:style-name="P23">O escopo do projeto define os limites dele. Pense no escopo como uma caixa imaginária que incluirá todos os elementos/atividades do projeto. Ela não só define o que você está fazendo (o que entra na caixa), mas define limites para o que não será feito como parte do projeto (o que não entra na caixa). O escopo responde a perguntas, incluindo o que será feito, o que não será feito e como será o resultado.</text:p>
            <text:p text:style-name="P23"/>
            <text:p text:style-name="P24">O projeto deve ser capaz de controlar <text:s/>e armazenar no banco de dados os clientes e serviços, assim como também os profissionais que executaram os serviços nos clientes e deve fornecer os dados estatísticos para gerenciamento e controle do negócio.</text:p>
            <text:p text:style-name="P30">O sistema deve contar com controle de acesso aos usuários com permissões especificas para cada tipo de usuário que deverão ser configuradas pelo usuário ROOT. Dentre essas permissões se encontram as seguintes:</text:p>
            <text:p text:style-name="P30">- <text:span text:style-name="T20">Sem permissão definida: Permite apenas acesso as funcionalidades básicas do menu de cadastros.</text:span></text:p>
            <text:p text:style-name="P30">- <text:span text:style-name="T20">Permissão de acesso ao faturamento: Permite ao usuário, controlar a emissão de notas fiscais, tanto avulsas como as notas fiscais geradas pelo agendamento, além de poder acessar a manutenção e consulta de notas fiscais.</text:span></text:p>
            <text:p text:style-name="P30">- <text:span text:style-name="T21">Permissão de acesso as estatísticas: Permite ao usuário acessar as estatísticas do negócio, tanto os dados de estatísticas realizados, quanto as previsões futuras baseadas na agenda.</text:span></text:p>
            <text:p text:style-name="P30">- <text:span text:style-name="T21">Permissão de acesso a agenda: Permite ao usuário acesso e controle dos agendamentos, podendo incluir novos agendamentos e alterar os status dos agendamentos existentes.</text:span></text:p>
            <text:p text:style-name="P31">- <text:span text:style-name="T21">Permissão de ROOT: Permite ao usuário acesso a pontos mais sensíveis do sistema, como por exemplo, cadastro de novos usuários, assim como setar as permissões dos usuários e também com a permissão de ROOT é possível efetuar tarefas mais restritas como por exemplo a desativação (o desligamento) de algum registro, assim como sua reativação, pois </text:span><text:span text:style-name="T22">Para evitar inconsistência no banco de dados relacional evita-se a exclusão do registro e portanto em vez de excluí-lo é apenas setado uma flag em um campo Status que permite que o registro continue no banco para os relatórios estatísticos mas que não apareça mais para futuras operações com esse registro.</text:span></text:p>
            <text:p text:style-name="P32">Basicamente o ROOT é o único usuário com permissão de ativar e desativar os cadastros de clientes, profissionais, <text:soft-page-break/>serviços/produtos e formas de pagamento e também é exclusivo do usuário com permissões de ROOT definir a fidelização e desfidelização de clientes de acordo com a regra de negócio estabelecida.</text:p>
            <text:p text:style-name="P35"><text:span text:style-name="T3"/></text:p>
            <text:p text:style-name="P37"><text:span text:style-name="T3">A</text:span><text:span text:style-name="T2">lém do controle de acesso o sistema deve contar com o seguinte:</text:span></text:p>
            <text:p text:style-name="P39"><text:span text:style-name="T2">Cadastros:</text:span></text:p>
            <text:p text:style-name="P36"><text:span text:style-name="T2">- </text:span><text:span text:style-name="T4">Cadastro de usuários (exclusivo ROOT)</text:span></text:p>
            <text:p text:style-name="P38"><text:span text:style-name="T4">- </text:span><text:span text:style-name="T11">C</text:span><text:span text:style-name="T4">adastro de clientes</text:span></text:p>
            <text:p text:style-name="P38"><text:span text:style-name="T5">- C</text:span><text:span text:style-name="T4">adastro de serviços</text:span></text:p>
            <text:p text:style-name="P38"><text:span text:style-name="T4">- </text:span><text:span text:style-name="T11">C</text:span><text:span text:style-name="T4">adastro de funcionários/profissionais</text:span></text:p>
            <text:p text:style-name="P38"><text:span text:style-name="T12">- </text:span><text:span text:style-name="T11">C</text:span><text:span text:style-name="T5">adastro de formas de pagamento</text:span><text:span text:style-name="T4">.</text:span></text:p>
            <text:p text:style-name="P38"><text:span text:style-name="T5">- Manutenção de todos os cadastros <text:s/>que inclui: </text:span><text:span text:style-name="T4">inclusão, edição, desligamento </text:span><text:span text:style-name="T5">(exclusivo do ROOT)</text:span><text:span text:style-name="T4">, </text:span><text:span text:style-name="T5">reativação (exclusivo do ROOT), fidelização (exclusivo do ROOT) e desfidelização</text:span><text:span text:style-name="T4"> </text:span><text:span text:style-name="T5">(exclusivo do ROOT).</text:span></text:p>
            <text:p text:style-name="P38"><text:span text:style-name="T5"/></text:p>
            <text:p text:style-name="P39"><text:span text:style-name="T5">F</text:span><text:span text:style-name="T2">aturamento:</text:span></text:p>
            <text:p text:style-name="P39"><text:span text:style-name="T2">- Emissão de notas fiscais avulso.</text:span></text:p>
            <text:p text:style-name="P39"><text:span text:style-name="T2">- </text:span><text:span text:style-name="T6">Emissão de notas fiscais pelo agendamento.</text:span></text:p>
            <text:p text:style-name="P39"><text:span text:style-name="T6">- Manutenção e consulta de notas fiscais.</text:span></text:p>
            <text:p text:style-name="P39"><text:span text:style-name="T6"/></text:p>
            <text:p text:style-name="P40"><text:span text:style-name="T6">E</text:span><text:span text:style-name="T2">statísticas:</text:span></text:p>
            <text:p text:style-name="P40"><text:span text:style-name="T2">- Consulta as estatísticas de vendas realizadas do negócio, baseado nas notas fiscais.</text:span></text:p>
            <text:p text:style-name="P41"><text:span text:style-name="T7">- Consulta as estatísticas de previsão futura do negócio, baseado n</text:span><text:span text:style-name="T13">o</text:span><text:span text:style-name="T7">s </text:span><text:span text:style-name="T13">agendamentos</text:span><text:span text:style-name="T7">.</text:span></text:p>
            <text:p text:style-name="P41"><text:span text:style-name="T7">- </text:span><text:span text:style-name="T8">OBS: as estatísticas devem ser o mais completo possível, permitindo configurar intervalos de datas e também deve fornecer um rankeamento dos serviços, clientes, profissionais e formas de pagamento por valor faturado, levando em conta nas estatísticas realizadas o valor líquido faturado com os descontos de fidelidade e nas estatísticas de previsões futuras da agenda </text:span><text:span text:style-name="T14">deve considerar o preço de tabela do item/serviço.</text:span></text:p>
            <text:p text:style-name="P41"><text:span text:style-name="T14"/></text:p>
            <text:p text:style-name="P42"><text:span text:style-name="T10">Agenda:</text:span></text:p>
            <text:p text:style-name="P42"><text:span text:style-name="T10">O sistema deverá contar com um controle mínimo de agendamento permitindo que sejam agendados serviços pra datas futuras e esse sistema de agendamento deve fornecer dados para a emissão de notas fiscais baseadas no agendamento.</text:span></text:p>
          </table:table-cell>
        </table:table-row>
      </table:table>
      <text:p text:style-name="P2"/>
      <text:list xml:id="list160960225293171" text:continue-numbering="true" text:style-name="WWNum4">
        <text:list-item>
          <text:h text:style-name="P26" text:outline-level="1">Requisitos de alto nível</text:h>
        </text:list-item>
      </text:list>
      <table:table table:name="Tabela4" table:style-name="Tabela4">
        <table:table-column table:style-name="Tabela4.A"/>
        <table:table-column table:style-name="Tabela4.B"/>
        <table:table-row table:style-name="Tabela4.1">
          <table:table-cell table:style-name="Tabela4.A1" office:value-type="string">
            <text:p text:style-name="P5"><draw:g text:anchor-type="as-char" draw:z-index="6" draw:name="Forma3" draw:style-name="gr1"><draw:custom-shape draw:name="Retângulo 17" draw:style-name="gr2" draw:text-style-name="P43"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18" draw:style-name="gr3" draw:text-style-name="P44"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4.A1" office:value-type="string">
            <text:p text:style-name="P23">Descreva os requisitos de alto nível do projeto. Por exemplo:</text:p>
            <text:p text:style-name="P23"/>
            <text:p text:style-name="P33">- Utilização do figma para prototipagem de telas e do banco de dados.</text:p>
            <text:p text:style-name="P33">- Utilização da linguagem Python para o desenvolvimento dos códigos.</text:p>
            <text:p text:style-name="P33">- Utilização do banco de dados Sqlite3.</text:p>
            <text:p text:style-name="P33">- Utilização do Qt Designer para construção da interface.</text:p>
            <text:p text:style-name="P33">- Utilização do VsCode para desenvolver os códigos.</text:p>
          </table:table-cell>
        </table:table-row>
      </table:table>
      <text:p text:style-name="P2"/>
      <text:p text:style-name="P3"/>
      <text:list xml:id="list160960355133192" text:continue-numbering="true" text:style-name="WWNum4">
        <text:list-item>
          <text:h text:style-name="P26" text:outline-level="1"><text:soft-page-break/>Resultados finais</text:h>
        </text:list-item>
      </text:list>
      <table:table table:name="Tabela5" table:style-name="Tabela5">
        <table:table-column table:style-name="Tabela5.A"/>
        <table:table-column table:style-name="Tabela5.B"/>
        <table:table-row table:style-name="Tabela5.1">
          <table:table-cell table:style-name="Tabela5.A1" office:value-type="string">
            <text:p text:style-name="P5"><draw:g text:anchor-type="as-char" draw:z-index="7" draw:name="Forma4" draw:style-name="gr1"><draw:custom-shape draw:name="Retângulo 57" draw:style-name="gr2" draw:text-style-name="P43"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58" draw:style-name="gr3" draw:text-style-name="P44"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5.A1" office:value-type="string">
            <text:p text:style-name="P23">Liste as agências, os participantes ou as divisões, que serão afetados por esse projeto e descreva como eles serão afetados.</text:p>
            <text:p text:style-name="P23"/>
            <text:p text:style-name="P33">Serão afetados os seguintes setores:</text:p>
            <text:p text:style-name="P33"/>
            <text:p text:style-name="P33">- <text:span text:style-name="T23">Agendamento: que deverá utilizar o sistema para fazer os agendamentos dos clientes e também o controle de agenda dos profissionais, controlando os serviços que já foram efetuados e alterando seu status para liberar para o sistema de faturamento pra que seja feita a emissão das notas.</text:span></text:p>
            <text:p text:style-name="P33"/>
            <text:p text:style-name="P33">- <text:span text:style-name="T23">Faturamento: que deverá utilizar o sistema para emissão das notas fiscais, tanto avulsas quanto as notas que podem ser geradas pelo agendamento.</text:span></text:p>
            <text:p text:style-name="P33"/>
            <text:p text:style-name="P33">- <text:span text:style-name="T23">Diretoria do negócio: que deverá utilizar os dados estatísticos para basear seus planejamentos e suas estratégias de negócios, podendo baseado nesses dados promover a fidelização e desfidelização de clientes, podendo liberar a esses os descontos por fidelização, de acordo com a regra de negócio estabelecida.</text:span></text:p>
          </table:table-cell>
        </table:table-row>
      </table:table>
      <text:p text:style-name="P2"/>
      <text:list xml:id="list160958771391225" text:continue-numbering="true" text:style-name="WWNum4">
        <text:list-item>
          <text:h text:style-name="P26" text:outline-level="1">Partes afetadas</text:h>
        </text:list-item>
      </text:list>
      <table:table table:name="Tabela6" table:style-name="Tabela6">
        <table:table-column table:style-name="Tabela6.A"/>
        <table:table-column table:style-name="Tabela6.B"/>
        <table:table-row table:style-name="Tabela6.1">
          <table:table-cell table:style-name="Tabela6.A1" office:value-type="string">
            <text:p text:style-name="P5"><draw:g text:anchor-type="as-char" draw:z-index="8" draw:name="Forma5" draw:style-name="gr1"><draw:custom-shape draw:name="Retângulo 60" draw:style-name="gr2" draw:text-style-name="P43"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61" draw:style-name="gr3" draw:text-style-name="P44"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6.A1" office:value-type="string">
            <text:p text:style-name="P23">Liste os processos ou sistemas empresariais que serão impactados por este projeto e descreva como eles serão afetados.</text:p>
            <text:p text:style-name="P23"/>
            <text:p text:style-name="P34">Agendamento, faturamento e diretoria.</text:p>
          </table:table-cell>
        </table:table-row>
      </table:table>
      <text:p text:style-name="P19"/>
      <text:h text:style-name="P22" text:outline-level="1">Implementação e Desenvolvimento<text:bookmark text:name="_GoBack"/></text:h>
      <text:list xml:id="list160959139900641" text:continue-numbering="true" text:style-name="WWNum4">
        <text:list-item>
          <text:h text:style-name="P26" text:outline-level="1">Plano de implementação</text:h>
        </text:list-item>
      </text:list>
      <table:table table:name="Tabela7" table:style-name="Tabela7">
        <table:table-column table:style-name="Tabela7.A"/>
        <table:table-column table:style-name="Tabela7.B"/>
        <table:table-row table:style-name="Tabela7.1">
          <table:table-cell table:style-name="Tabela7.A1" office:value-type="string">
            <text:p text:style-name="P5"><draw:g text:anchor-type="as-char" draw:z-index="9" draw:name="Forma6" draw:style-name="gr1"><draw:custom-shape draw:name="Retângulo 69" draw:style-name="gr2" draw:text-style-name="P43"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70" draw:style-name="gr3" draw:text-style-name="P44"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7.A1" office:value-type="string">
            <text:p text:style-name="P23">Inclua recomendações que levaram à sua solução proposta. Resuma o que você está propondo fazer e como vai atingir os objetivos. Expanda os detalhes na seção "Nossa proposta".</text:p>
            <text:p text:style-name="P23"/>
            <text:p text:style-name="P34">A proposta é controlar um salão de beleza e fornecer além do controle os dados estatísticos do negócio para facilitar a tomada de decisões do proprietário do negócio.</text:p>
          </table:table-cell>
        </table:table-row>
      </table:table>
      <text:p text:style-name="P2"/>
      <text:list xml:id="list160959950377334" text:continue-numbering="true" text:style-name="WWNum4">
        <text:list-item>
          <text:h text:style-name="P25" text:outline-level="1">Cronograma de desenvolvimento</text:h>
        </text:list-item>
      </text:list>
      <table:table table:name="Tabela8" table:style-name="Tabela8">
        <table:table-column table:style-name="Tabela8.A"/>
        <table:table-column table:style-name="Tabela8.B"/>
        <table:table-row table:style-name="Tabela8.1">
          <table:table-cell table:style-name="Tabela8.A1" office:value-type="string">
            <text:p text:style-name="P5"><draw:g text:anchor-type="as-char" draw:z-index="10" draw:name="Forma7" draw:style-name="gr1"><draw:custom-shape draw:name="Retângulo 72" draw:style-name="gr2" draw:text-style-name="P43"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73" draw:style-name="gr3" draw:text-style-name="P44"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8.A1" office:value-type="string">
            <text:p text:style-name="P23">Descreva qual será o cronograma/agendamento de alto nível para planejar, projetar, desenvolver e implantar o projeto. Normalmente, quando você espera que esse projeto seja concluído?</text:p>
          </table:table-cell>
        </table:table-row>
      </table:table>
      <text:p text:style-name="P2"/>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6">Tarefa executada</text:p>
          </table:table-cell>
          <table:table-cell table:style-name="Tabela9.A1" office:value-type="string">
            <text:p text:style-name="P6">Responsável</text:p>
          </table:table-cell>
          <table:table-cell table:style-name="Tabela9.A1" office:value-type="string">
            <text:p text:style-name="P7">Data</text:p>
          </table:table-cell>
        </table:table-row>
        <table:table-row table:style-name="Tabela9.1">
          <table:table-cell table:style-name="Tabela9.A2" office:value-type="string">
            <text:p text:style-name="P11">Implementação de Banco de dados</text:p>
          </table:table-cell>
          <table:table-cell table:style-name="Tabela9.B2" office:value-type="string">
            <text:p text:style-name="P15">João Vitor Wolfart</text:p>
          </table:table-cell>
          <table:table-cell table:style-name="Tabela9.C2" office:value-type="string">
            <text:p text:style-name="P9"><text:span text:style-name="T18">1</text:span><text:span text:style-name="T19">3</text:span><text:span text:style-name="T16">/</text:span><text:span text:style-name="T18">10</text:span><text:span text:style-name="T16">/2021</text:span></text:p>
          </table:table-cell>
        </table:table-row>
        <text:soft-page-break/>
        <table:table-row table:style-name="Tabela9.1">
          <table:table-cell table:style-name="Tabela9.A3" office:value-type="string">
            <text:p text:style-name="P8">Design de telas</text:p>
          </table:table-cell>
          <table:table-cell table:style-name="Tabela9.B3" office:value-type="string">
            <text:p text:style-name="P8">Eduarda Vitoria Bittencourt da Rosa</text:p>
          </table:table-cell>
          <table:table-cell table:style-name="Tabela9.C3" office:value-type="string">
            <text:p text:style-name="P12"><text:span text:style-name="T15">15</text:span>/<text:span text:style-name="T15">10</text:span>/2021</text:p>
          </table:table-cell>
        </table:table-row>
        <table:table-row table:style-name="Tabela9.1">
          <table:table-cell table:style-name="Tabela9.A4" office:value-type="string">
            <text:p text:style-name="P10"><text:span text:style-name="T16">Implementação d</text:span><text:span text:style-name="T17">o sistema de login</text:span></text:p>
          </table:table-cell>
          <table:table-cell table:style-name="Tabela9.B4" office:value-type="string">
            <text:p text:style-name="P16">João Vitor Wolfart</text:p>
          </table:table-cell>
          <table:table-cell table:style-name="Tabela9.C4" office:value-type="string">
            <text:p text:style-name="P13"><text:span text:style-name="T15">15</text:span>/<text:span text:style-name="T15">10</text:span>/2021</text:p>
          </table:table-cell>
        </table:table-row>
        <table:table-row table:style-name="Tabela9.1">
          <table:table-cell table:style-name="Tabela9.A5" office:value-type="string">
            <text:p text:style-name="P18">Implementação do sistema de permissões de usuários</text:p>
          </table:table-cell>
          <table:table-cell table:style-name="Tabela9.B5" office:value-type="string">
            <text:p text:style-name="P17">João Vitor Wolfart</text:p>
          </table:table-cell>
          <table:table-cell table:style-name="Tabela9.C5" office:value-type="string">
            <text:p text:style-name="P14"><text:span text:style-name="T15">15</text:span>/<text:span text:style-name="T15">10</text:span>/2021</text:p>
          </table:table-cell>
        </table:table-row>
        <table:table-row table:style-name="Tabela9.1">
          <table:table-cell table:style-name="Tabela9.A6" office:value-type="string">
            <text:p text:style-name="P28">Implementação do sistema de cadastros</text:p>
          </table:table-cell>
          <table:table-cell table:style-name="Tabela9.B6" office:value-type="string">
            <text:p text:style-name="P27">João Vitor Wolfart</text:p>
          </table:table-cell>
          <table:table-cell table:style-name="Tabela9.C6" office:value-type="string">
            <text:p text:style-name="P27">16/10/2021</text:p>
          </table:table-cell>
        </table:table-row>
        <table:table-row table:style-name="Tabela9.1">
          <table:table-cell table:style-name="Tabela9.A7" office:value-type="string">
            <text:p text:style-name="P28">Implementação da agenda</text:p>
          </table:table-cell>
          <table:table-cell table:style-name="Tabela9.B7" office:value-type="string">
            <text:p text:style-name="P27">João Vitor Wolfart</text:p>
          </table:table-cell>
          <table:table-cell table:style-name="Tabela9.C7" office:value-type="string">
            <text:p text:style-name="P27">17/10/2021</text:p>
          </table:table-cell>
        </table:table-row>
        <table:table-row table:style-name="Tabela9.1">
          <table:table-cell table:style-name="Tabela9.A8" office:value-type="string">
            <text:p text:style-name="P28">Implementação do sistema de faturamento</text:p>
          </table:table-cell>
          <table:table-cell table:style-name="Tabela9.B8" office:value-type="string">
            <text:p text:style-name="P27">João Vitor Wolfart</text:p>
          </table:table-cell>
          <table:table-cell table:style-name="Tabela9.C8" office:value-type="string">
            <text:p text:style-name="P27">19/10/2021</text:p>
          </table:table-cell>
        </table:table-row>
        <table:table-row table:style-name="Tabela9.1">
          <table:table-cell table:style-name="Tabela9.A9" office:value-type="string">
            <text:p text:style-name="P28">Implementação das estatísticas</text:p>
          </table:table-cell>
          <table:table-cell table:style-name="Tabela9.B9" office:value-type="string">
            <text:p text:style-name="P27">João Vitor Wolfart</text:p>
          </table:table-cell>
          <table:table-cell table:style-name="Tabela9.C9" office:value-type="string">
            <text:p text:style-name="P27">24/10/2021</text:p>
          </table:table-cell>
        </table:table-row>
        <table:table-row table:style-name="Tabela9.1">
          <table:table-cell table:style-name="Tabela9.A10" office:value-type="string">
            <text:p text:style-name="P28">Revisão da documentação</text:p>
          </table:table-cell>
          <table:table-cell table:style-name="Tabela9.B10" office:value-type="string">
            <text:p text:style-name="P27">Eduarda Vitoria Bittencourt da Rosa</text:p>
          </table:table-cell>
          <table:table-cell table:style-name="Tabela9.C10" office:value-type="string">
            <text:p text:style-name="P27">01/11/2021</text:p>
          </table:table-cell>
        </table:table-row>
        <table:table-row table:style-name="Tabela9.1">
          <table:table-cell table:style-name="Tabela9.A11" office:value-type="string">
            <text:p text:style-name="P28">Revisão do protótipo de telas</text:p>
          </table:table-cell>
          <table:table-cell table:style-name="Tabela9.B11" office:value-type="string">
            <text:p text:style-name="P27">Eduarda Vitoria Bittencourt da Rosa</text:p>
          </table:table-cell>
          <table:table-cell table:style-name="Tabela9.C11" office:value-type="string">
            <text:p text:style-name="P27">02/11/2021</text:p>
          </table:table-cell>
        </table:table-row>
        <table:table-row table:style-name="Tabela9.1">
          <table:table-cell table:style-name="Tabela9.A12" office:value-type="string">
            <text:p text:style-name="P28">Revisão do esquema do banco de dados</text:p>
          </table:table-cell>
          <table:table-cell table:style-name="Tabela9.B12" office:value-type="string">
            <text:p text:style-name="P27">Eduarda Vitoria Bittencourt da Rosa</text:p>
          </table:table-cell>
          <table:table-cell table:style-name="Tabela9.C12" office:value-type="string">
            <text:p text:style-name="P27">03/11/2021</text:p>
          </table:table-cell>
        </table:table-row>
        <table:table-row table:style-name="Tabela9.1">
          <table:table-cell table:style-name="Tabela9.A13" office:value-type="string">
            <text:p text:style-name="P28">Revisão e testes da implementação do sistema</text:p>
          </table:table-cell>
          <table:table-cell table:style-name="Tabela9.B13" office:value-type="string">
            <text:p text:style-name="P27">Eduarda Vitoria Bittencourt da Rosa</text:p>
          </table:table-cell>
          <table:table-cell table:style-name="Tabela9.C13" office:value-type="string">
            <text:p text:style-name="P27">04/11/2021</text:p>
          </table:table-cell>
        </table:table-row>
        <table:table-row table:style-name="Tabela9.1">
          <table:table-cell table:style-name="Tabela9.A14" office:value-type="string">
            <text:p text:style-name="P28">Conclusão dos trabalhos</text:p>
          </table:table-cell>
          <table:table-cell table:style-name="Tabela9.B14" office:value-type="string">
            <text:p text:style-name="P27"/>
          </table:table-cell>
          <table:table-cell table:style-name="Tabela9.C14" office:value-type="string">
            <text:p text:style-name="P27">05/11/2021</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幼圆" svg:font-family="幼圆"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404040" style:font-name="Arial" fo:font-size="9pt" fo:language="pt" fo:country="PT" style:letter-kerning="false" style:font-name-asian="Arial1" style:font-size-asian="9pt" style:language-asian="ja" style:country-asian="JP" style:font-name-complex="DejaVu Sans" style:font-size-complex="9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Arial" fo:font-size="9pt" fo:language="pt" fo:country="PT" style:letter-kerning="false" style:font-name-asian="Arial1" style:font-size-asian="9pt" style:language-asian="ja" style:country-asian="JP" style:font-name-complex="DejaVu Sans" style:font-size-complex="9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18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1.058cm" fo:margin-bottom="0.423cm" loext:contextual-spacing="false" fo:line-height="100%" fo:keep-together="always" fo:keep-with-next="always"/>
      <style:text-properties fo:text-transform="uppercase" fo:color="#1f4e79" fo:font-size="14pt" fo:font-weight="bold" style:font-size-asian="14pt" style:font-weight-asian="bold" style:font-weight-complex="bold"/>
    </style:style>
    <style:style style:name="Heading_20_2" style:display-name="Heading 2" style:family="paragraph" style:parent-style-name="Standard" style:next-style-name="Standard" style:default-outline-level="1" style:class="text">
      <style:paragraph-properties fo:margin-top="0.635cm" fo:margin-bottom="0.212cm" loext:contextual-spacing="false" fo:line-height="100%" fo:keep-together="always" fo:keep-with-next="always"/>
      <style:text-properties fo:color="#2e74b5"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Arial Black" fo:font-family="'Arial Black'" style:font-family-generic="roman"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72727"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72727"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cm" fo:margin-bottom="0cm" loext:contextual-spacing="false" fo:line-height="0.741cm"/>
      <style:text-properties fo:text-transform="uppercase" fo:color="#1f4e79" style:font-name="Arial Black" fo:font-family="'Arial Black'" style:font-family-generic="roman"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paragraph-properties fo:margin-top="0.141cm" fo:margin-bottom="0cm" loext:contextual-spacing="false" fo:line-height="0.494cm"/>
      <style:text-properties fo:color="#2e74b5" fo:font-size="12pt" fo:font-weight="bold" style:font-size-asian="12pt" style:font-weight-asian="bold" style:font-weight-complex="bold"/>
    </style:style>
    <style:style style:name="Texto_20_de_20_dica" style:display-name="Texto de dica" style:family="paragraph" style:parent-style-name="Standard" style:default-outline-level="">
      <style:paragraph-properties fo:margin-left="0cm" fo:margin-right="1.016cm" fo:margin-top="0.141cm" fo:margin-bottom="0.282cm" loext:contextual-spacing="false" fo:line-height="110%" fo:text-indent="0cm" style:auto-text-indent="false"/>
      <style:text-properties fo:color="#595959" fo:font-size="8pt" fo:font-style="italic" style:font-size-asian="8pt" style:font-style-asian="italic" style:font-style-complex="italic"/>
    </style:style>
    <style:style style:name="List_20_Bullet" style:display-name="List Bullet" style:family="paragraph" style:parent-style-name="Standard" style:default-outline-level="">
      <style:paragraph-properties fo:margin-top="0cm" fo:margin-bottom="0.106cm"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left="-0.381cm" fo:margin-right="0cm" fo:margin-top="0.353cm" fo:margin-bottom="0cm" loext:contextual-spacing="true" fo:line-height="100%" fo:text-indent="0cm" style:auto-text-indent="false"/>
      <style:text-properties fo:color="#1f4e79" style:font-name="Arial Black" fo:font-family="'Arial Black'" style:font-family-generic="roman"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2e74b5" fo:border-bottom="0.51pt solid #2e74b5"/>
      <style:text-properties fo:color="#2e74b5" fo:font-style="italic" style:font-style-asian="italic" style:font-style-complex="italic"/>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2e74b5"/>
      <style:text-properties fo:color="#2e74b5" fo:font-style="italic" style:font-name-asian="幼圆" style:font-family-asian="幼圆" style:font-family-generic-asian="system" style:font-pitch-asian="variable" style:font-style-asian="italic" style:font-style-complex="italic"/>
    </style:style>
    <style:style style:name="List_20_Number" style:display-name="List Number" style:family="paragraph" style:parent-style-name="Standard" style:default-outline-level="">
      <style:paragraph-properties fo:margin-top="0cm" fo:margin-bottom="0.318cm" loext:contextual-spacing="true"/>
    </style:style>
    <style:style style:name="Estilo1"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Char" style:display-name="Título Char" style:family="text" style:parent-style-name="Default_20_Paragraph_20_Font">
      <style:text-properties fo:text-transform="uppercase" fo:color="#1f4e79" style:font-name="Arial Black" fo:font-family="'Arial Black'" style:font-family-generic="roman"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ítulo_20_Char" style:display-name="Subtítulo Char" style:family="text" style:parent-style-name="Default_20_Paragraph_20_Font">
      <style:text-properties fo:color="#2e74b5" fo:font-size="12pt" fo:font-weight="bold" style:font-size-asian="12pt" style:font-weight-asian="bold" style:font-weight-complex="bold"/>
    </style:style>
    <style:style style:name="Título_20_1_20_Char" style:display-name="Título 1 Char" style:family="text" style:parent-style-name="Default_20_Paragraph_20_Font">
      <style:text-properties fo:text-transform="uppercase" fo:color="#1f4e79" fo:font-size="14pt" fo:font-weight="bold" style:font-size-asian="14pt" style:font-weight-asian="bold" style:font-weight-complex="bold"/>
    </style:style>
    <style:style style:name="Placeholder_20_Text" style:display-name="Placeholder Text" style:family="text" style:parent-style-name="Default_20_Paragraph_20_Font">
      <style:text-properties fo:color="#808080"/>
    </style:style>
    <style:style style:name="Título_20_3_20_Char" style:display-name="Título 3 Char" style:family="text" style:parent-style-name="Default_20_Paragraph_20_Font">
      <style:text-properties fo:color="#1f4d78" style:font-name="Arial Black" fo:font-family="'Arial Black'" style:font-family-generic="roman"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2_20_Char" style:display-name="Título 2 Char" style:family="text" style:parent-style-name="Default_20_Paragraph_20_Font">
      <style:text-properties fo:color="#2e74b5" fo:font-size="12pt" fo:font-weight="bold" style:font-size-asian="12pt" style:font-weight-asian="bold" style:font-weight-complex="bold"/>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1f4e79" style:font-name="Arial Black" fo:font-family="'Arial Black'" style:font-family-generic="roman"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Título_20_4_20_Char" style:display-name="Título 4 Char" style:family="text" style:parent-style-name="Default_20_Paragraph_20_Font">
      <style:text-properties fo:color="#2e74b5"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har" style:display-name="Título 5 Char" style:family="text" style:parent-style-name="Default_20_Paragraph_20_Font">
      <style:text-properties fo:color="#2e74b5"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Título_20_8_20_Char" style:display-name="Título 8 Char" style:family="text" style:parent-style-name="Default_20_Paragraph_20_Font">
      <style:text-properties fo:color="#272727"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2e74b5" fo:font-style="italic" style:font-style-asian="italic" style:font-style-complex="italic"/>
    </style:style>
    <style:style style:name="Citação_20_Intensa_20_Char" style:display-name="Citação Intensa Char" style:family="text" style:parent-style-name="Default_20_Paragraph_20_Font">
      <style:text-properties fo:color="#2e74b5" fo:font-style="italic" style:font-style-asian="italic" style:font-style-complex="italic"/>
    </style:style>
    <style:style style:name="Intense_20_Reference" style:display-name="Intense Reference" style:family="text" style:parent-style-name="Default_20_Paragraph_20_Font">
      <style:text-properties fo:font-variant="small-caps" fo:color="#2e74b5" fo:letter-spacing="0.009cm" fo:font-weight="bold" style:font-weight-asian="bold" style:font-weight-complex="bold"/>
    </style:style>
    <style:style style:name="Internet_20_link" style:display-name="Internet link" style:family="text" style:parent-style-name="Default_20_Paragraph_20_Font">
      <style:text-properties fo:color="#d7230d" style:text-underline-style="solid" style:text-underline-width="auto" style:text-underline-color="font-color"/>
    </style:style>
    <style:style style:name="Menção_20_não_20_resolvida1" style:display-name="Menção não resolvida1" style:family="text" style:parent-style-name="Default_20_Paragraph_20_Font">
      <style:text-properties fo:color="#595959" fo:background-color="#e1dfdd"/>
    </style:style>
    <style:style style:name="ListLabel_20_1" style:display-name="ListLabel 1" style:family="text">
      <style:text-properties fo:color="#2e74b5"/>
    </style:style>
    <style:style style:name="ListLabel_20_2" style:display-name="ListLabel 2" style:family="text">
      <style:text-properties fo:color="#2e74b5"/>
    </style:style>
    <style:style style:name="ListLabel_20_3" style:display-name="ListLabel 3" style:family="text">
      <style:text-properties fo:color="#2e74b5"/>
    </style:style>
    <style:style style:name="ListLabel_20_4" style:display-name="ListLabel 4" style:family="text">
      <style:text-properties fo:color="#2e74b5"/>
    </style:style>
    <style:style style:name="ListLabel_20_5" style:display-name="ListLabel 5" style:family="text">
      <style:text-properties fo:color="#2e74b5"/>
    </style:style>
    <style:style style:name="ListLabel_20_6" style:display-name="ListLabel 6" style:family="text">
      <style:text-properties fo:color="#2e74b5"/>
    </style:style>
    <style:style style:name="ListLabel_20_7" style:display-name="ListLabel 7" style:family="text">
      <style:text-properties fo:color="#2e74b5"/>
    </style:style>
    <style:style style:name="ListLabel_20_8" style:display-name="ListLabel 8" style:family="text">
      <style:text-properties fo:color="#2e74b5"/>
    </style:style>
    <style:style style:name="ListLabel_20_9" style:display-name="ListLabel 9" style:family="text">
      <style:text-properties fo:color="#2e74b5"/>
    </style:style>
    <style:style style:name="ListLabel_20_10" style:display-name="ListLabel 10" style:family="text">
      <style:text-properties fo:color="#2e74b5"/>
    </style:style>
    <style:style style:name="ListLabel_20_11" style:display-name="ListLabel 11" style:family="text">
      <style:text-properties fo:color="#2e74b5"/>
    </style:style>
    <style:style style:name="ListLabel_20_12" style:display-name="ListLabel 12" style:family="text">
      <style:text-properties fo:color="#2e74b5"/>
    </style:style>
    <style:style style:name="ListLabel_20_13" style:display-name="ListLabel 13" style:family="text">
      <style:text-properties fo:color="#2e74b5"/>
    </style:style>
    <style:style style:name="ListLabel_20_14" style:display-name="ListLabel 14" style:family="text">
      <style:text-properties fo:color="#2e74b5"/>
    </style:style>
    <style:style style:name="ListLabel_20_15" style:display-name="ListLabel 15" style:family="text">
      <style:text-properties fo:color="#2e74b5"/>
    </style:style>
    <style:style style:name="ListLabel_20_16" style:display-name="ListLabel 16" style:family="text">
      <style:text-properties fo:color="#2e74b5"/>
    </style:style>
    <style:style style:name="ListLabel_20_17" style:display-name="ListLabel 17" style:family="text">
      <style:text-properties fo:color="#2e74b5"/>
    </style:style>
    <style:style style:name="ListLabel_20_18" style:display-name="ListLabel 18" style:family="text">
      <style:text-properties fo:color="#2e74b5"/>
    </style:style>
    <style:style style:name="ListLabel_20_19" style:display-name="ListLabel 19" style:family="text">
      <style:text-properties fo:color="#2e74b5"/>
    </style:style>
    <style:style style:name="ListLabel_20_20" style:display-name="ListLabel 20" style:family="text">
      <style:text-properties fo:color="#2e74b5"/>
    </style:style>
    <style:style style:name="ListLabel_20_21" style:display-name="ListLabel 21" style:family="text">
      <style:text-properties fo:color="#2e74b5"/>
    </style:style>
    <style:style style:name="ListLabel_20_22" style:display-name="ListLabel 22" style:family="text">
      <style:text-properties fo:color="#2e74b5"/>
    </style:style>
    <style:style style:name="ListLabel_20_23" style:display-name="ListLabel 23" style:family="text">
      <style:text-properties fo:color="#2e74b5"/>
    </style:style>
    <style:style style:name="ListLabel_20_24" style:display-name="ListLabel 24" style:family="text">
      <style:text-properties fo:color="#2e74b5"/>
    </style:style>
    <style:style style:name="ListLabel_20_25" style:display-name="ListLabel 25" style:family="text">
      <style:text-properties fo:color="#2e74b5"/>
    </style:style>
    <style:style style:name="ListLabel_20_26" style:display-name="ListLabel 26" style:family="text">
      <style:text-properties fo:color="#2e74b5"/>
    </style:style>
    <style:style style:name="ListLabel_20_27" style:display-name="ListLabel 27" style:family="text">
      <style:text-properties fo:color="#2e74b5"/>
    </style:style>
    <style:style style:name="ListLabel_20_28" style:display-name="ListLabel 28" style:family="text">
      <style:text-properties fo:color="#2e74b5"/>
    </style:style>
    <style:style style:name="ListLabel_20_29" style:display-name="ListLabel 29" style:family="text">
      <style:text-properties fo:color="#2e74b5"/>
    </style:style>
    <style:style style:name="ListLabel_20_30" style:display-name="ListLabel 30" style:family="text">
      <style:text-properties fo:color="#2e74b5"/>
    </style:style>
    <style:style style:name="ListLabel_20_31" style:display-name="ListLabel 31" style:family="text">
      <style:text-properties fo:color="#2e74b5"/>
    </style:style>
    <style:style style:name="ListLabel_20_32" style:display-name="ListLabel 32" style:family="text">
      <style:text-properties fo:color="#2e74b5"/>
    </style:style>
    <style:style style:name="ListLabel_20_33" style:display-name="ListLabel 33" style:family="text">
      <style:text-properties fo:color="#2e74b5"/>
    </style:style>
    <style:style style:name="ListLabel_20_34" style:display-name="ListLabel 34" style:family="text">
      <style:text-properties fo:color="#2e74b5"/>
    </style:style>
    <style:style style:name="ListLabel_20_35" style:display-name="ListLabel 35" style:family="text">
      <style:text-properties fo:color="#2e74b5"/>
    </style:style>
    <style:style style:name="ListLabel_20_36" style:display-name="ListLabel 36" style:family="text">
      <style:text-properties fo:color="#2e74b5"/>
    </style:style>
    <style:style style:name="ListLabel_20_37" style:display-name="ListLabel 37" style:family="text">
      <style:text-properties fo:color="#f09f32"/>
    </style:style>
    <style:style style:name="ListLabel_20_38" style:display-name="ListLabel 38" style:family="text">
      <style:text-properties fo:color="#2e74b5"/>
    </style:style>
    <style:style style:name="ListLabel_20_39" style:display-name="ListLabel 39" style:family="text">
      <style:text-properties fo:color="#2e74b5"/>
    </style:style>
    <style:style style:name="ListLabel_20_40" style:display-name="ListLabel 40" style:family="text">
      <style:text-properties fo:color="#2e74b5"/>
    </style:style>
    <style:style style:name="ListLabel_20_41" style:display-name="ListLabel 41" style:family="text">
      <style:text-properties fo:color="#2e74b5"/>
    </style:style>
    <style:style style:name="ListLabel_20_42" style:display-name="ListLabel 42" style:family="text">
      <style:text-properties fo:color="#2e74b5"/>
    </style:style>
    <style:style style:name="ListLabel_20_43" style:display-name="ListLabel 43" style:family="text">
      <style:text-properties fo:color="#2e74b5"/>
    </style:style>
    <style:style style:name="ListLabel_20_44" style:display-name="ListLabel 44" style:family="text">
      <style:text-properties fo:color="#2e74b5"/>
    </style:style>
    <style:style style:name="ListLabel_20_45" style:display-name="ListLabel 45" style:family="text">
      <style:text-properties fo:color="#2e74b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9"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8"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format="1"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format="1"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format="1"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7" text:bullet-char="">
        <style:list-level-properties text:list-level-position-and-space-mode="label-alignment">
          <style:list-level-label-alignment text:label-followed-by="listtab" text:list-tab-stop-position="0.635cm" fo:text-indent="-0.508cm" fo:margin-left="0.762cm"/>
        </style:list-level-properties>
        <style:text-properties fo:font-family="Wingdings"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pt" fo:country="BR" style:language-complex="pt" style:country-complex="BR"/>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524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1cm" fo:margin-left="0cm" fo:margin-right="0cm" fo:margin-bottom="0.88cm" style:dynamic-spacing="true"/>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header>
        <text:p text:style-name="Header"><draw:frame draw:style-name="Mfr1" draw:name="Imagem 22" text:anchor-type="char" svg:x="13.917cm" svg:y="-1.646cm" svg:width="2.858cm" svg:height="1.674cm" draw:z-index="3"><draw:image xlink:href="Pictures/1000020100000103000000986536EE6F6EFBBF48.png" xlink:type="simple" xlink:show="embed" xlink:actuate="onLoad" loext:mime-type="image/png"/></draw:frame></text:p>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5</meta:editing-cycles>
    <meta:creation-date>2021-09-27T19:37:00</meta:creation-date>
    <dc:date>2021-11-01T16:09:47.926001882</dc:date>
    <meta:editing-duration>PT3H4M13S</meta:editing-duration>
    <meta:generator>LibreOffice/6.4.7.2$Linux_X86_64 LibreOffice_project/40$Build-2</meta:generator>
    <meta:document-statistic meta:table-count="9" meta:image-count="1" meta:object-count="0" meta:page-count="4" meta:paragraph-count="107" meta:word-count="1149" meta:character-count="7390" meta:non-whitespace-character-count="6346"/>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